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7F261521.jpg" manifest:media-type="image/jpeg"/>
  <manifest:file-entry manifest:full-path="Pictures/10000000000001F4000001F4C419EB54.jpg" manifest:media-type="image/jpeg"/>
  <manifest:file-entry manifest:full-path="Pictures/10000000000001F4000001F4F2EA258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 fo:min-height="3.99cm" fo:min-width="3.74cm" fo:wrap-option="wrap" loext:decorative="false"/>
    </style:style>
    <style:style style:name="gr2" style:family="graphic" style:parent-style-name="standard">
      <style:graphic-properties draw:stroke="dash" draw:stroke-dash="Dash_20__28_Rounded_29_" svg:stroke-width="0.051cm" draw:marker-start-width="0.279cm" draw:marker-end-width="0.279cm" svg:stroke-linecap="round" draw:fill="none" loext:fill-use-slide-background="false" draw:textarea-horizontal-align="justify" draw:textarea-vertical-align="middle" draw:auto-grow-height="false" fo:min-height="0.688cm" fo:min-width="1.937cm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19cm" loext:decorative="false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94cm" svg:height="5.994cm" svg:x="8.188cm" svg:y="1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89cm" svg:height="0.99cm" svg:x="9.947cm" svg:y="2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1.191cm" svg:y1="15.059cm" svg:x2="11.191cm" svg:y2="23.867cm">
          <text:p/>
        </draw:line>
        <draw:custom-shape draw:style-name="gr2" draw:text-style-name="P2" draw:layer="layout" svg:width="2.489cm" svg:height="0.99cm" draw:transform="rotate (2.0943951023932) translate (13.77cm 21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9cm" svg:height="0.99cm" draw:transform="rotate (-1.0471975511966) translate (8.551cm 18.43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" draw:text-style-name="P2" draw:layer="layout" svg:width="2.489cm" svg:height="2.489cm" svg:x="9.922cm" svg:y="8.247cm">
          <draw:image xlink:href="Pictures/10000000000001F4000001F4F2EA258E.jpg" xlink:type="simple" xlink:show="embed" xlink:actuate="onLoad" draw:mime-type="image/jpeg">
            <text:p/>
          </draw:image>
        </draw:frame>
        <draw:frame draw:style-name="gr4" draw:text-style-name="P2" draw:layer="layout" svg:width="2.489cm" svg:height="2.489cm" svg:x="9.922cm" svg:y="4.259cm">
          <draw:image xlink:href="Pictures/10000000000001F4000001F4C419EB54.jpg" xlink:type="simple" xlink:show="embed" xlink:actuate="onLoad" draw:mime-type="image/jpeg">
            <text:p/>
          </draw:image>
        </draw:frame>
        <draw:frame draw:style-name="gr5" draw:text-style-name="P4" draw:layer="layout" svg:width="13.437cm" svg:height="1.569cm" svg:x="4.494cm" svg:y="25.792cm">
          <draw:text-box>
            <text:p text:style-name="P3"><text:span text:style-name="T1">VEX AIM Camera Calibration</text:span></text:p>
          </draw:text-box>
        </draw:frame>
        <draw:frame draw:style-name="gr4" draw:text-style-name="P2" draw:layer="layout" svg:width="2.489cm" svg:height="2.489cm" svg:x="9.941cm" svg:y="12.253cm">
          <draw:image xlink:href="Pictures/10000000000001F4000001F47F261521.jpg" xlink:type="simple" xlink:show="embed" xlink:actuate="onLoad" draw:mime-type="image/jpeg">
            <text:p/>
          </draw:image>
        </draw:frame>
        <draw:line draw:style-name="gr3" draw:text-style-name="P2" draw:layer="layout" svg:x1="8.859cm" svg:y1="19.773cm" svg:x2="11.19cm" svg:y2="21.119cm">
          <text:p/>
        </draw:line>
        <draw:line draw:style-name="gr3" draw:text-style-name="P2" draw:layer="layout" svg:x1="13.522cm" svg:y1="19.773cm" svg:x2="11.191cm" svg:y2="21.119cm">
          <text:p/>
        </draw:line>
        <draw:line draw:style-name="gr3" draw:text-style-name="P2" draw:layer="layout" svg:x1="3.45cm" svg:y1="21.074cm" svg:x2="18.537cm" svg:y2="21.0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6:19:48.339806070</meta:creation-date>
    <dc:date>2026-02-05T21:52:23.519323128</dc:date>
    <meta:editing-duration>P2DT10H26M36S</meta:editing-duration>
    <meta:editing-cycles>9</meta:editing-cycles>
    <meta:generator>LibreOffice/24.2.5.2$Linux_X86_64 LibreOffice_project/420$Build-2</meta:generator>
    <meta:print-date>2026-02-05T21:52:30.601471061</meta:print-date>
    <meta:document-statistic meta:object-count="12"/>
  </office:meta>
</office:document-meta>
</file>